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1pt" style:font-name-asian="Times New Roman" style:font-size-asian="11pt" style:font-name-complex="Arial"/>
    </style:style>
    <style:style style:name="T7"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style:font-name-asian="Times New Roman" style:font-size-asian="11pt" style:font-name-complex="Arial" style:font-size-complex="11pt"/>
    </style:style>
    <style:style style:name="T10" style:family="text">
      <style:text-properties fo:color="#00007f" style:font-name="Arial" fo:font-size="8pt" fo:language="en" fo:country="US" style:font-name-asian="Times New Roman" style:font-size-asian="8pt" style:font-name-complex="Arial" style:font-size-complex="8pt"/>
    </style:style>
    <style:style style:name="T11"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2" style:family="text">
      <style:text-properties style:font-name="Arial" fo:font-size="10pt" style:font-name-asian="Times New Roman" style:font-size-asian="10pt" style:font-name-complex="Arial" style:font-size-complex="11pt"/>
    </style:style>
    <style:style style:name="T13" style:family="text">
      <style:text-properties style:font-name="Arial" fo:font-size="10pt" fo:language="en" fo:country="US" style:font-name-asian="Times New Roman" style:font-size-asian="10pt" style:font-name-complex="Arial" style:font-size-complex="10pt"/>
    </style:style>
    <style:style style:name="T14" style:family="text">
      <style:text-properties style:font-name="Arial" fo:font-size="10pt" fo:language="en" fo:country="US" style:font-name-asian="Times New Roman" style:font-size-asian="10pt" style:font-name-complex="Arial" style:font-size-complex="11pt"/>
    </style:style>
    <style:style style:name="T15" style:family="text">
      <style:text-properties style:font-name="Arial" fo:font-size="10pt" fo:language="en" fo:country="US" style:font-name-asian="Times New Roman" style:font-size-asian="10pt" style:font-name-complex="Arial" style:font-size-complex="8pt"/>
    </style:style>
    <style:style style:name="T16"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7"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8" style:family="text">
      <style:text-properties style:font-name="Arial" fo:font-size="10pt" fo:language="en" fo:country="US" style:font-size-asian="10pt" style:font-name-complex="Arial" style:font-size-complex="8pt"/>
    </style:style>
    <style:style style:name="T19"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0" style:family="text">
      <style:text-properties style:font-name="Arial" fo:font-size="11pt" style:font-name-asian="Times New Roman" style:font-size-asian="11pt" style:font-name-complex="Arial"/>
    </style:style>
    <style:style style:name="T21"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2" style:family="text">
      <style:text-properties style:font-name="Arial" fo:font-size="11pt" fo:language="en" fo:country="US" fo:font-weight="bold" style:font-size-asian="11pt" style:font-weight-asian="bold" style:font-name-complex="Arial" style:font-size-complex="11pt"/>
    </style:style>
    <style:style style:name="T23"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4"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5" style:family="text">
      <style:text-properties style:font-name="Arial" fo:font-size="11pt" fo:language="en" fo:country="US" fo:font-weight="normal" style:font-size-asian="11pt" style:font-weight-asian="normal" style:font-name-complex="Arial" style:font-size-complex="11pt" style:font-weight-complex="normal"/>
    </style:style>
    <style:style style:name="T26"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7"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8" style:family="text">
      <style:text-properties style:font-name="Arial" fo:font-size="11pt" fo:language="en" fo:country="US" style:font-name-asian="Times New Roman" style:font-size-asian="11pt" style:font-name-complex="Arial" style:font-size-complex="11pt"/>
    </style:style>
    <style:style style:name="T29" style:family="text">
      <style:text-properties style:font-name="Arial" fo:font-size="8pt" fo:language="en" fo:country="US" style:font-name-asian="Times New Roman" style:font-size-asian="8pt" style:font-name-complex="Arial" style:font-size-complex="8pt"/>
    </style:style>
    <style:style style:name="T30" style:family="text">
      <style:text-properties style:font-name="Arial" fo:language="en" fo:country="US" style:font-name-asian="Times New Roman" style:font-name-complex="Arial"/>
    </style:style>
    <style:style style:name="T31"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2"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3"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4" style:family="text">
      <style:text-properties fo:color="#666666" style:font-name="Arial" fo:font-size="11pt" fo:language="en" fo:country="US" style:font-name-asian="Times New Roman" style:font-size-asian="11pt" style:font-name-complex="Arial" style:font-size-complex="9pt"/>
    </style:style>
    <style:style style:name="T35"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6" style:family="text">
      <style:text-properties fo:color="#666666" style:font-name="Arial" fo:font-size="10pt" style:font-name-asian="Times New Roman" style:font-size-asian="10pt" style:font-name-complex="Arial" style:font-size-complex="9pt"/>
    </style:style>
    <style:style style:name="T37"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8"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9"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0" style:family="text">
      <style:text-properties fo:color="#333333" style:font-name="Arial" fo:font-size="10pt" fo:language="en" fo:country="US" style:font-size-asian="10pt" style:font-name-complex="Arial" style:font-size-complex="8pt"/>
    </style:style>
    <style:style style:name="T41"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2" style:family="text">
      <style:text-properties fo:color="#0f54cc" style:font-name="Arial" fo:font-size="11pt" fo:language="en" fo:country="US" style:font-name-asian="Times New Roman" style:font-size-asian="11pt" style:font-name-complex="Arial" style:font-size-complex="9pt"/>
    </style:style>
    <style:style style:name="T43" style:family="text">
      <style:text-properties fo:color="#0f54cc" style:font-name="Arial" fo:font-size="10pt" style:font-name-asian="Times New Roman" style:font-size-asian="10pt" style:font-name-complex="Arial" style:font-size-complex="11pt"/>
    </style:style>
    <style:style style:name="T44" style:family="text">
      <style:text-properties fo:color="#0f54cc" style:font-name="Arial" fo:font-size="10pt" fo:language="en" fo:country="US" style:font-name-asian="Times New Roman" style:font-size-asian="10pt" style:font-name-complex="Arial" style:font-size-complex="11pt"/>
    </style:style>
    <style:style style:name="T45" style:family="text">
      <style:text-properties fo:color="#0000ed" style:font-name="Arial" fo:font-size="10pt" fo:language="en" fo:country="US" style:font-size-asian="10pt" style:font-name-complex="Arial" style:font-size-complex="8pt"/>
    </style:style>
    <style:style style:name="T4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1"> </text:span><text:span text:style-name="T11">Knowledge Engineer / Research Programmer</text:span><text:span text:style-name="T19"> /</text:span><text:span text:style-name="T11"> Analyst</text:span></text:p>
      <text:p text:style-name="P1"><text:a xlink:type="simple" xlink:href="mailto:mike.bobak@gmail.com" text:style-name="Internet_20_link" text:visited-style-name="Visited_20_Internet_20_Link"><text:span text:style-name="Internet_20_link"><text:span text:style-name="T13">mike.bobak@gmail.com</text:span></text:span></text:a><text:span text:style-name="T30">,<text:tab/></text:span><text:a xlink:type="simple" xlink:href="https://www.linkedin.com/in/michaelbobak/" text:style-name="Internet_20_link" text:visited-style-name="Visited_20_Internet_20_Link"><text:span text:style-name="T3">linkedin.com/in/michaelbobak</text:span></text:a><text:span text:style-name="T13">, <text:s text:c="2"/></text:span><text:a xlink:type="simple" xlink:href="https://twitter.com/MBstream" text:style-name="Internet_20_link" text:visited-style-name="Visited_20_Internet_20_Link"><text:span text:style-name="T3">@MBstream</text:span></text:a><text:span text:style-name="T30">, <text:s/></text:span><text:a xlink:type="simple" xlink:href="https://github.com/MBcode" text:style-name="Internet_20_link" text:visited-style-name="Visited_20_Internet_20_Link">github.com/MBcode</text:a><text:span text:style-name="T3"> </text:span></text:p>
      <text:p text:style-name="P5"/>
      <text:p text:style-name="P2">Summary </text:p>
      <text:p text:style-name="P5"><text:span text:style-name="T6">Research-Programmer </text:span><text:span text:style-name="T20">starting with (bio)</text:span><text:span text:style-name="T6">physical-science </text:span><text:span text:style-name="T20">simulation, adding AI study and years of </text:span><text:span text:style-name="T6">Knowledge-Engineering </text:span><text:span text:style-name="T20">work as well (in: </text:span><text:span text:style-name="T6">edu</text:span><text:span text:style-name="T20">/</text:span><text:span text:style-name="T6">gov</text:span><text:span text:style-name="T20">/</text:span><text:span text:style-name="T6">com</text:span><text:span text:style-name="T20">). Focus on </text:span><text:span text:style-name="T6">Knowledge-Based </text:span><text:span text:style-name="T20">aids, for process improvement to </text:span><text:span text:style-name="T6">teaching</text:span><text:span text:style-name="T20">. </text:span><text:span text:style-name="T6">AI</text:span><text:span text:style-name="T20">: Ontology, </text:span><text:span text:style-name="T6">Knowledge-Representation and Reasoning</text:span><text:span text:style-name="T20">, </text:span><text:span text:style-name="T6">Rules</text:span><text:span text:style-name="T20">, </text:span><text:span text:style-name="T6">Kn-Acq</text:span><text:span text:style-name="T20">, </text:span><text:span text:style-name="T6">NLP</text:span><text:span text:style-name="T20">, </text:span><text:span text:style-name="T6">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2">xendat.com</text:span></text:span></text:a><text:span text:style-name="T31">/</text:span><text:a xlink:type="simple" xlink:href="https://vrtx.com/" text:style-name="Internet_20_link" text:visited-style-name="Visited_20_Internet_20_Link"><text:span text:style-name="Internet_20_link">vrtx.com</text:span></text:a><text:span text:style-name="T31"> Ontology Data Developer/Analyst (Integrations)</text:span><text:span text:style-name="T22"> <text:s/></text:span><text:span text:style-name="T25">(remote)</text:span><text:span text:style-name="T26"> </text:span><text:span text:style-name="T33">2023-25 <text:s/>2years</text:span></text:p>
      <text:p text:style-name="LO-normal"><text:span text:style-name="T16">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6">web</text:span></text:span></text:a><text:span text:style-name="T16">)Protege, Semantic-Web-Libs</text:span></text:p>
      <text:p text:style-name="P16">Wrote new libs used for both a Semantic-ETL and for an automated QA/QC, aiding Ontologist &amp; BizDev, incl several apps</text:p>
      <text:p text:style-name="P15"/>
      <text:p text:style-name="P6"><text:span text:style-name="T37">National Center for Supercomputing Applications, </text:span><text:a xlink:type="simple" xlink:href="http://isda.ncsa.uiuc.edu/~mbobak/" text:style-name="Internet_20_link" text:visited-style-name="Visited_20_Internet_20_Link"><text:span text:style-name="Internet_20_link"><text:span text:style-name="T27">Sr Research Software Engineer</text:span></text:span></text:a><text:span text:style-name="T38">, </text:span><text:span text:style-name="T41">Urbana, IL </text:span><text:span text:style-name="T34">2019-23</text:span></text:p>
      <text:p text:style-name="P8">Bringing my background to earthcube.org and other grants. Focus on semantics/metadata search, with some NLP &amp; sim.</text:p>
      <text:p text:style-name="P7"><text:span text:style-name="T46">EarthCube's </text:span><text:a xlink:type="simple" xlink:href="https://drive.google.com/file/d/1D38rrJfCCtKYR-c4Yo71O1agLCo6Rlbm/view" text:style-name="Internet_20_link" text:visited-style-name="Visited_20_Internet_20_Link">GeoCODES</text:a><text:span text:style-name="T46">: Crawl data repos json-ld for extended schema.org,and provide faceted search, related datasets, and transition to notebooks. Built up related python </text:span><text:a xlink:type="simple" xlink:href="https://github.com/MBcode/ec" text:style-name="Internet_20_link" text:visited-style-name="Visited_20_Internet_20_Link">libs</text:a><text:span text:style-name="T46">, use of triple-stores.. </text:span><text:a xlink:type="simple" xlink:href="https://en.wikipedia.org/wiki/FAIR_data" text:style-name="Internet_20_link" text:visited-style-name="Visited_20_Internet_20_Link">FAIR data</text:a><text:span text:style-name="T46"> </text:span><text:a xlink:type="simple" xlink:href="https://www.go-fair.org/fair-principles/" text:style-name="Internet_20_link" text:visited-style-name="Visited_20_Internet_20_Link">principles</text:a></text:p>
      <text:p text:style-name="P9"/>
      <text:p text:style-name="P1"><text:span text:style-name="T42">AlohaHealthNet </text:span><text:a xlink:type="simple" xlink:href="http://agrible.com/" text:style-name="Internet_20_link" text:visited-style-name="Visited_20_Internet_20_Link"><text:span text:style-name="Internet_20_link"><text:span text:style-name="T23">Sr Knowledge-Engineering</text:span></text:span></text:a><text:span text:style-name="T35"> </text:span><text:span text:style-name="T34">2017-2025 (remote) </text:span></text:p>
      <text:p text:style-name="P3">Advising early stage startup built on the topic of my UCSF.edu research. Matching EHR to get people into cliniical trails</text:p>
      <text:p text:style-name="P4"/>
      <text:p text:style-name="P1"><text:span text:style-name="T42">Agrible</text:span><text:span text:style-name="T34">/Nutrien </text:span><text:a xlink:type="simple" xlink:href="http://agrible.com/" text:style-name="Internet_20_link" text:visited-style-name="Visited_20_Internet_20_Link"><text:span text:style-name="Internet_20_link"><text:span text:style-name="T23">Sr Software Engineer</text:span></text:span></text:a><text:span text:style-name="T35"> </text:span><text:span text:style-name="T34">2017-18 1year (Champaign Il)</text:span></text:p>
      <text:p text:style-name="P5"><text:span text:style-name="T12">Planned &amp; guided reworking the main simulation, documentation, &amp; ML/verification</text:span><text:span text:style-name="T36"> which helped with it's acquisition</text:span></text:p>
      <text:p text:style-name="P4"/>
      <text:p text:style-name="P5"><text:span text:style-name="T7">Freelance </text:span><text:span text:style-name="T21">Consultant, <text:s/>July 2011-2017, San Francisco, CA </text:span></text:p>
      <text:p text:style-name="P1"><text:span text:style-name="T14">-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4">allotrope.org</text:span></text:span></text:a><text:span text:style-name="T14">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8">Apollo Education Group</text:span><text:span text:style-name="T24">, </text:span><text:a xlink:type="simple" xlink:href="https://www.dataversity.net/semantic-web-jobs-apollo-group/" text:style-name="Internet_20_link" text:visited-style-name="Visited_20_Internet_20_Link"><text:span text:style-name="Internet_20_link"><text:span text:style-name="T24">Architect, Adaptive Learning Platform</text:span></text:span></text:a><text:span text:style-name="T24">, Oct 2010 - Jul 2011, San Francisco, CA<text:line-break/></text:span><text:span text:style-name="T14">Conceptually annotate study material and tests for automated remediation, instrument classroom to learn from using: Hadoop, Lisp, </text:span><text:span text:style-name="T44">KM</text:span></text:p>
      <text:p text:style-name="P5"/>
      <text:p text:style-name="P5"><text:span text:style-name="T7">UCSF </text:span><text:span text:style-name="T21">Programmer/Analyst III, Sept 2007-Oct 2010, San Francisco, CA<text:line-break/></text:span><text:span text:style-name="T12">Medical-Informatics </text:span><text:a xlink:type="simple" xlink:href="https://web.archive.org/web/20180330162538/http://rctbank.ucsf.edu/" text:style-name="Internet_20_link" text:visited-style-name="Visited_20_Internet_20_Link">research</text:a><text:span text:style-name="T2"> </text:span><text:span text:style-name="T12">(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2">with Stanford </text:span><text:a xlink:type="simple" xlink:href="http://www.bioontology.org/" text:style-name="Internet_20_link" text:visited-style-name="Visited_20_Internet_20_Link"><text:span text:style-name="T2">group</text:span></text:a><text:span text:style-name="T12">; </text:span><text:a xlink:type="simple" xlink:href="https://web.archive.org/web/20180610202551/http://rctbank.ucsf.edu/home/ergo" text:style-name="Internet_20_link" text:visited-style-name="Visited_20_Internet_20_Link">ontology</text:a><text:span text:style-name="T2"> </text:span><text:span text:style-name="T12">dev/using: Lisp, </text:span><text:a xlink:type="simple" xlink:href="https://www.cs.utexas.edu/~mfkb/km.html" text:style-name="Internet_20_link" text:visited-style-name="Visited_20_Internet_20_Link"><text:span text:style-name="T43">KM</text:span></text:a><text:span text:style-name="T12">, .. Match conceptually annotated patient EMR..against a concept based in/ex-clusion criteria annotated from ClinicalTrials.gov to see which trials they might be eligible for, via semantic-search</text:span></text:p>
      <text:p text:style-name="P4"/>
      <text:p text:style-name="P1"><text:span text:style-name="T24">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4">mindbox.com</text:span></text:span></text:a><text:span text:style-name="T4"> </text:span><text:span text:style-name="T14">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4">Ocwen_Mindbox</text:span></text:span></text:a><text:span text:style-name="T4"> </text:span><text:span text:style-name="T14">Worked up to half-time for </text:span><text:a xlink:type="simple" xlink:href="#:~:text=half-time for-,cas,-.dis.anl.gov" text:style-name="Internet_20_link" text:visited-style-name="Visited_20_Internet_20_Link"><text:span text:style-name="Internet_20_link"><text:span text:style-name="T14">cas</text:span></text:span></text:a><text:span text:style-name="T14">.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4">Verizon</text:span></text:span></text:a><text:span text:style-name="T14">)</text:span><text:a xlink:type="simple" xlink:href="http://web.archive.org/web/200102032350/http:/info.gte.com/" text:style-name="Internet_20_link" text:visited-style-name="Visited_20_Internet_20_Link"><text:span text:style-name="Internet_20_link"><text:span text:style-name="T14">labs</text:span></text:span></text:a><text:span text:style-name="T14">.</text:span><text:a xlink:type="simple" xlink:href="http://en.wikipedia.org/wiki/GTE" text:style-name="Internet_20_link" text:visited-style-name="Visited_20_Internet_20_Link"><text:span text:style-name="Internet_20_link"><text:span text:style-name="T14">gte</text:span></text:span></text:a><text:span text:style-name="T14">.com, Model-Based-Diagnosis on a national scale. w/Art </text:span><text:soft-page-break/><text:span text:style-name="T14">*Enterprise See: </text:span><text:a xlink:type="simple" xlink:href="http://www.aaai.org/Papers/IAAI/1996/IAAI96-287.pdf" text:style-name="Internet_20_link" text:visited-style-name="Visited_20_Internet_20_Link"><text:span text:style-name="Internet_20_link"><text:span text:style-name="T14">aaai.org/Papers/IAAI/1996/IAAI96-287.</text:span></text:span></text:a><text:span text:style-name="T4">pdf </text:span><text:span text:style-name="T14">Bioinformatics/control </text:span><text:a xlink:type="simple" xlink:href="http://escholarship.org/uc/item/9sx790dw" text:style-name="Internet_20_link" text:visited-style-name="Visited_20_Internet_20_Link"><text:span text:style-name="Internet_20_link"><text:span text:style-name="T14">contract</text:span></text:span></text:a><text:span text:style-name="T4"> </text:span><text:span text:style-name="T14">11/04-12/05 w/CLIPS&amp;Protege.stanford.edu/Java/DB Control of perfusion pumps on light microscope sample, monitoring incl. </text:span><text:span text:style-name="T14">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8">UIUC </text:span><text:a xlink:type="simple" xlink:href="http://web.archive.org/web/20060205083847/http:/www-kbs.ai.uiuc.edu/web/kbs/index.htm" text:style-name="Internet_20_link" text:visited-style-name="Visited_20_Internet_20_Link"><text:span text:style-name="Internet_20_link"><text:span text:style-name="T24">Knowledge Based Systems Lab</text:span></text:span></text:a><text:span text:style-name="T24">, (Senior) Research Programmer, Jun 1998-Feb 2001, Urbana, IL<text:line-break/></text:span><text:span text:style-name="T14">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7">Automated Instructor Assistant for Ship Damage Control</text:span><text:span text:style-name="T14">'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5">www.dwilkins.org/members.htm</text:span></text:span></text:a><text:span text:style-name="T10"> </text:span></text:p>
      <text:p text:style-name="P12"/>
      <text:p text:style-name="P1"><text:span text:style-name="T8">Brightware</text:span><text:span text:style-name="T24">, Knowledge Engineer, Oct 1996-Jun 1998, Chicago, IL<text:line-break/></text:span><text:span text:style-name="T14">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3">www.brightware.com/eservice_solutions</text:span></text:span></text:a><text:span text:style-name="T3"> </text:span><text:span text:style-name="T13">&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4">Institute of Learning Sciences</text:span></text:span></text:a><text:span text:style-name="T24">, Lead Programmer/Analyst, Feb 1996-Aug 1996, Evanston, IL<text:line-break/></text:span><text:span text:style-name="T14">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4">www.qrg.northwestern.edu/projects/NSF/Cyclepad/aboutcp.htm</text:span></text:span></text:a><text:span text:style-name="T9"> </text:span></text:p>
      <text:p text:style-name="P5"/>
      <text:p text:style-name="P1"><text:a xlink:type="simple" xlink:href="http://www.anl.gov/" text:style-name="Internet_20_link" text:visited-style-name="Visited_20_Internet_20_Link"><text:span text:style-name="Internet_20_link"><text:span text:style-name="T24">Argonne National Lab</text:span></text:span></text:a><text:span text:style-name="T8"> </text:span><text:span text:style-name="T24">(</text:span><text:a xlink:type="simple" xlink:href="http://www.evs.anl.gov/" text:style-name="Internet_20_link" text:visited-style-name="Visited_20_Internet_20_Link"><text:span text:style-name="Internet_20_link"><text:span text:style-name="T24">EAD</text:span></text:span></text:a><text:span text:style-name="T8"> </text:span><text:span text:style-name="T24">and </text:span><text:a xlink:type="simple" xlink:href="https://web.archive.org/web/20080118110818/http:/www.dis.anl.gov/" text:style-name="Internet_20_link" text:visited-style-name="Visited_20_Internet_20_Link"><text:span text:style-name="Internet_20_link"><text:span text:style-name="T24">DIS</text:span></text:span></text:a><text:span text:style-name="T8"> </text:span><text:span text:style-name="T24">groups), Software Engineer, Feb 1993-Feb 1996, Argonne, IL<text:line-break/></text:span><text:span text:style-name="T14">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4">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4">HLAsim</text:span></text:span></text:a><text:span text:style-name="T4"> </text:span><text:a xlink:type="simple" xlink:href="http://www.dis.anl.gov/DEEM/DIAS%20diaswp.pdf" text:style-name="Internet_20_link" text:visited-style-name="Visited_20_Internet_20_Link"><text:span text:style-name="Internet_20_link"><text:span text:style-name="T14">www.dis.anl.gov/DEEM/DIAS diaswp.pdf</text:span></text:span></text:a><text:span text:style-name="T4"> </text:span><text:span text:style-name="T14">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4">cas.dis.anl.gov</text:span></text:span></text:a><text:span text:style-name="T14">.</text:span><text:span text:style-name="T28"> </text:span></text:p>
      <text:p text:style-name="P5"/>
      <text:p text:style-name="P2">Education </text:p>
      <text:p text:style-name="P1"><text:span text:style-name="T30">University of Illinois, Urbana-Champaign<text:line-break/></text:span><text:span text:style-name="T28">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4">Research Assistant /Research Programmer</text:span></text:span></text:a><text:span text:style-name="T24"> <text:s text:c="32"/></text:span><text:span text:style-name="T28">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4">Research</text:span></text:span></text:a><text:span text:style-name="T24"> </text:span><text:a xlink:type="simple" xlink:href="http://web.archive.org/web/20041028022004/http:/www.cecer.army.mil/td/tips/pub/details.cfm?PUBID=1452&amp;TOP=1" text:style-name="Internet_20_link" text:visited-style-name="Visited_20_Internet_20_Link"><text:span text:style-name="Internet_20_link"><text:span text:style-name="T24">Programmer</text:span></text:span></text:a><text:span text:style-name="T14">(1⁄2 time w/local </text:span><text:span text:style-name="T15">lab)</text:span><text:span text:style-name="T29"> </text:span></text:p>
      <text:p text:style-name="P14">PROFESSIONAL ORGANIZATIONS: </text:p>
      <text:p text:style-name="P13"><text:a xlink:type="simple" xlink:href="http://aaai.org/" text:style-name="Internet_20_link" text:visited-style-name="Visited_20_Internet_20_Link"><text:span text:style-name="Internet_20_link"><text:span text:style-name="T18">AAAI</text:span></text:span></text:a><text:span text:style-name="T45">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8">IEEE</text:span></text:span></text:a><text:span text:style-name="T45"> (Institute of Electrical and Electronics Engineers) &amp; Computer Society 10 years </text:span></text:p>
      <text:p text:style-name="P13"><text:span text:style-name="T39">Other groups: </text:span><text:a xlink:type="simple" xlink:href="https://mbobak.ncsa.illinois.edu/meetup/" text:style-name="Internet_20_link" text:visited-style-name="Visited_20_Internet_20_Link"><text:span text:style-name="Internet_20_link"><text:span text:style-name="T18">meetup</text:span></text:span></text:a><text:span text:style-name="T40">.</text:span><text:a xlink:type="simple" xlink:href="http://www.meetup.com/balisp/members/5734460/" text:style-name="Internet_20_link" text:visited-style-name="Visited_20_Internet_20_Link"><text:span text:style-name="Internet_20_link"><text:span text:style-name="T18">com</text:span></text:span></text:a><text:span text:style-name="T40">, </text:span><text:a xlink:type="simple" xlink:href="http://www.linkedin.com/in/michaelbobak" text:style-name="Internet_20_link" text:visited-style-name="Visited_20_Internet_20_Link"><text:span text:style-name="Internet_20_link"><text:span text:style-name="T18">linkedin</text:span></text:span></text:a><text:span text:style-name="T40">-</text:span><text:a xlink:type="simple" xlink:href="https://www.linkedin.com/in/michaelbobak/details/interests" text:style-name="Internet_20_link" text:visited-style-name="Visited_20_Internet_20_Link"><text:span text:style-name="Internet_20_link"><text:span text:style-name="T18">groups</text:span></text:span></text:a><text:span text:style-name="T45"> </text:span></text:p>
      <text:p text:style-name="P13"><text:span text:style-name="T39">ID </text:span><text:a xlink:type="simple" xlink:href="https://orcid.org/0000-0003-2357-5918" text:style-name="Internet_20_link" text:visited-style-name="Visited_20_Internet_20_Link"><text:span text:style-name="Internet_20_link"><text:span text:style-name="T18">orcid.org/0000-0003-2357-5918</text:span></text:span></text:a><text:span text:style-name="T45"> <text:s/></text:span><text:a xlink:type="simple" xlink:href="http://wikidata.org/wiki/Q104512704" text:style-name="Internet_20_link" text:visited-style-name="Visited_20_Internet_20_Link"><text:span text:style-name="Internet_20_link"><text:span text:style-name="T18">wikidata.org/wiki/Q104512704</text:span></text:span></text:a><text:span text:style-name="T45"><text:line-break/></text:span><text:span text:style-name="T39">Papers </text:span><text:a xlink:type="simple" xlink:href="https://scholar.google.com/citations?user=X-aHXl4AAAAJ&amp;hl=en" text:style-name="Internet_20_link" text:visited-style-name="Visited_20_Internet_20_Link"><text:span text:style-name="Internet_20_link"><text:span text:style-name="T18">scholar.google.com/&amp;q=michael+bobak</text:span></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7T15:36:07.09</dc:date>
    <meta:print-date>2023-04-19T16:33:00</meta:print-date>
    <meta:editing-cycles>10</meta:editing-cycles>
    <meta:editing-duration>PT1H44M45S</meta:editing-duration>
    <meta:generator>OpenOffice/4.1.16$Win32 OpenOffice.org_project/4116m3$Build-9816</meta:generator>
    <meta:document-statistic meta:table-count="0" meta:image-count="0" meta:object-count="0" meta:page-count="2" meta:paragraph-count="39" meta:word-count="958" meta:character-count="7619"/>
    <meta:user-defined meta:name="AppVersion">15.0000</meta:user-defined>
  </office:meta>
</office:document-meta>
</file>